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niffe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Sniffed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RC ID</text:p>
          </table:table-cell>
          <table:table-cell office:value-type="string" calcext:value-type="string">
            <text:p>command</text:p>
          </table:table-cell>
          <table:table-cell table:number-columns-repeated="3"/>
          <table:table-cell office:value-type="string" calcext:value-type="string">
            <text:p>Button ID</text:p>
          </table:table-cell>
          <table:table-cell/>
          <table:table-cell office:value-type="string" calcext:value-type="string">
            <text:p>comman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 On</text:p>
          </table:table-cell>
          <table:table-cell/>
          <table:table-cell office:value-type="string" calcext:value-type="string">
            <text:p>70CA1C</text:p>
          </table:table-cell>
          <table:table-cell table:style-name="ce1" table:formula="of:=HEX2BIN(MID([.$D3];[.E$2];1);4)" office:value-type="string" office:string-value="0111" calcext:value-type="string">
            <text:p>0111</text:p>
          </table:table-cell>
          <table:table-cell table:formula="of:=HEX2BIN(MID([.$D3];[.F$2];1);4)" office:value-type="string" office:string-value="0000" calcext:value-type="string">
            <text:p>0000</text:p>
          </table:table-cell>
          <table:table-cell table:formula="of:=HEX2BIN(MID([.$D3];[.G$2];1);4)" office:value-type="string" office:string-value="1100" calcext:value-type="string">
            <text:p>1100</text:p>
          </table:table-cell>
          <table:table-cell table:formula="of:=HEX2BIN(MID([.$D3];[.H$2];1);4)" office:value-type="string" office:string-value="1010" calcext:value-type="string">
            <text:p>1010</text:p>
          </table:table-cell>
          <table:table-cell table:formula="of:=HEX2BIN(MID([.$D3];[.I$2];1);4)" office:value-type="string" office:string-value="0001" calcext:value-type="string">
            <text:p>0001</text:p>
          </table:table-cell>
          <table:table-cell table:formula="of:=HEX2BIN(MID([.$D3];[.J$2];1);4)" office:value-type="string" office:string-value="1100" calcext:value-type="string">
            <text:p>1100</text:p>
          </table:table-cell>
          <table:table-cell/>
          <table:table-cell table:formula="of:=MID([.$D3];2;4)" office:value-type="string" office:string-value="0CA1" calcext:value-type="string">
            <text:p>0CA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51D6C</text:p>
          </table:table-cell>
          <table:table-cell table:formula="of:=HEX2BIN(MID([.$D4];[.E$2];1);4)" office:value-type="string" office:string-value="0111" calcext:value-type="string">
            <text:p>0111</text:p>
          </table:table-cell>
          <table:table-cell table:formula="of:=HEX2BIN(MID([.$D4];[.F$2];1);4)" office:value-type="string" office:string-value="0101" calcext:value-type="string">
            <text:p>0101</text:p>
          </table:table-cell>
          <table:table-cell table:formula="of:=HEX2BIN(MID([.$D4];[.G$2];1);4)" office:value-type="string" office:string-value="0001" calcext:value-type="string">
            <text:p>0001</text:p>
          </table:table-cell>
          <table:table-cell table:formula="of:=HEX2BIN(MID([.$D4];[.H$2];1);4)" office:value-type="string" office:string-value="1101" calcext:value-type="string">
            <text:p>1101</text:p>
          </table:table-cell>
          <table:table-cell table:formula="of:=HEX2BIN(MID([.$D4];[.I$2];1);4)" office:value-type="string" office:string-value="0110" calcext:value-type="string">
            <text:p>0110</text:p>
          </table:table-cell>
          <table:table-cell table:formula="of:=HEX2BIN(MID([.$D4];[.J$2];1);4)" office:value-type="string" office:string-value="1100" calcext:value-type="string">
            <text:p>1100</text:p>
          </table:table-cell>
          <table:table-cell/>
          <table:table-cell table:formula="of:=MID([.$D4];2;4)" office:value-type="string" office:string-value="51D6" calcext:value-type="string">
            <text:p>51D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6965C</text:p>
          </table:table-cell>
          <table:table-cell table:formula="of:=HEX2BIN(MID([.$D5];[.E$2];1);4)" office:value-type="string" office:string-value="0111" calcext:value-type="string">
            <text:p>0111</text:p>
          </table:table-cell>
          <table:table-cell table:formula="of:=HEX2BIN(MID([.$D5];[.F$2];1);4)" office:value-type="string" office:string-value="0110" calcext:value-type="string">
            <text:p>0110</text:p>
          </table:table-cell>
          <table:table-cell table:formula="of:=HEX2BIN(MID([.$D5];[.G$2];1);4)" office:value-type="string" office:string-value="1001" calcext:value-type="string">
            <text:p>1001</text:p>
          </table:table-cell>
          <table:table-cell table:formula="of:=HEX2BIN(MID([.$D5];[.H$2];1);4)" office:value-type="string" office:string-value="0110" calcext:value-type="string">
            <text:p>0110</text:p>
          </table:table-cell>
          <table:table-cell table:formula="of:=HEX2BIN(MID([.$D5];[.I$2];1);4)" office:value-type="string" office:string-value="0101" calcext:value-type="string">
            <text:p>0101</text:p>
          </table:table-cell>
          <table:table-cell table:formula="of:=HEX2BIN(MID([.$D5];[.J$2];1);4)" office:value-type="string" office:string-value="1100" calcext:value-type="string">
            <text:p>1100</text:p>
          </table:table-cell>
          <table:table-cell/>
          <table:table-cell table:formula="of:=MID([.$D5];2;4)" office:value-type="string" office:string-value="6965" calcext:value-type="string">
            <text:p>69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E04AC</text:p>
          </table:table-cell>
          <table:table-cell table:formula="of:=HEX2BIN(MID([.$D6];[.E$2];1);4)" office:value-type="string" office:string-value="0111" calcext:value-type="string">
            <text:p>0111</text:p>
          </table:table-cell>
          <table:table-cell table:formula="of:=HEX2BIN(MID([.$D6];[.F$2];1);4)" office:value-type="string" office:string-value="1110" calcext:value-type="string">
            <text:p>1110</text:p>
          </table:table-cell>
          <table:table-cell table:formula="of:=HEX2BIN(MID([.$D6];[.G$2];1);4)" office:value-type="string" office:string-value="0000" calcext:value-type="string">
            <text:p>0000</text:p>
          </table:table-cell>
          <table:table-cell table:formula="of:=HEX2BIN(MID([.$D6];[.H$2];1);4)" office:value-type="string" office:string-value="0100" calcext:value-type="string">
            <text:p>0100</text:p>
          </table:table-cell>
          <table:table-cell table:formula="of:=HEX2BIN(MID([.$D6];[.I$2];1);4)" office:value-type="string" office:string-value="1010" calcext:value-type="string">
            <text:p>1010</text:p>
          </table:table-cell>
          <table:table-cell table:formula="of:=HEX2BIN(MID([.$D6];[.J$2];1);4)" office:value-type="string" office:string-value="1100" calcext:value-type="string">
            <text:p>1100</text:p>
          </table:table-cell>
          <table:table-cell/>
          <table:table-cell table:formula="of:=MID([.$D6];2;4)" office:value-type="string" office:string-value="E04A" calcext:value-type="string">
            <text:p>E04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 Off</text:p>
          </table:table-cell>
          <table:table-cell office:value-type="float" office:value="7428396" calcext:value-type="float">
            <text:p>7428396</text:p>
          </table:table-cell>
          <table:table-cell table:formula="of:=DEC2HEX([.C8])" office:value-type="string" office:string-value="71592C" calcext:value-type="string">
            <text:p>71592C</text:p>
          </table:table-cell>
          <table:table-cell table:formula="of:=HEX2BIN(MID([.$D8];[.E$2];1);4)" office:value-type="string" office:string-value="0111" calcext:value-type="string">
            <text:p>0111</text:p>
          </table:table-cell>
          <table:table-cell table:formula="of:=HEX2BIN(MID([.$D8];[.F$2];1);4)" office:value-type="string" office:string-value="0001" calcext:value-type="string">
            <text:p>0001</text:p>
          </table:table-cell>
          <table:table-cell table:formula="of:=HEX2BIN(MID([.$D8];[.G$2];1);4)" office:value-type="string" office:string-value="0101" calcext:value-type="string">
            <text:p>0101</text:p>
          </table:table-cell>
          <table:table-cell table:formula="of:=HEX2BIN(MID([.$D8];[.H$2];1);4)" office:value-type="string" office:string-value="1001" calcext:value-type="string">
            <text:p>1001</text:p>
          </table:table-cell>
          <table:table-cell table:formula="of:=HEX2BIN(MID([.$D8];[.I$2];1);4)" office:value-type="string" office:string-value="0010" calcext:value-type="string">
            <text:p>0010</text:p>
          </table:table-cell>
          <table:table-cell table:formula="of:=HEX2BIN(MID([.$D8];[.J$2];1);4)" office:value-type="string" office:string-value="1100" calcext:value-type="string">
            <text:p>1100</text:p>
          </table:table-cell>
          <table:table-cell/>
          <table:table-cell table:formula="of:=MID([.$D8];2;4)" office:value-type="string" office:string-value="1592" calcext:value-type="string">
            <text:p>1592</text:p>
          </table:table-cell>
        </table:table-row>
        <table:table-row table:style-name="ro1">
          <table:table-cell table:number-columns-repeated="2"/>
          <table:table-cell office:value-type="float" office:value="7571388" calcext:value-type="float">
            <text:p>7571388</text:p>
          </table:table-cell>
          <table:table-cell table:formula="of:=DEC2HEX([.C9])" office:value-type="string" office:string-value="7387BC" calcext:value-type="string">
            <text:p>7387BC</text:p>
          </table:table-cell>
          <table:table-cell table:formula="of:=HEX2BIN(MID([.$D9];[.E$2];1);4)" office:value-type="string" office:string-value="0111" calcext:value-type="string">
            <text:p>0111</text:p>
          </table:table-cell>
          <table:table-cell table:formula="of:=HEX2BIN(MID([.$D9];[.F$2];1);4)" office:value-type="string" office:string-value="0011" calcext:value-type="string">
            <text:p>0011</text:p>
          </table:table-cell>
          <table:table-cell table:formula="of:=HEX2BIN(MID([.$D9];[.G$2];1);4)" office:value-type="string" office:string-value="1000" calcext:value-type="string">
            <text:p>1000</text:p>
          </table:table-cell>
          <table:table-cell table:formula="of:=HEX2BIN(MID([.$D9];[.H$2];1);4)" office:value-type="string" office:string-value="0111" calcext:value-type="string">
            <text:p>0111</text:p>
          </table:table-cell>
          <table:table-cell table:formula="of:=HEX2BIN(MID([.$D9];[.I$2];1);4)" office:value-type="string" office:string-value="1011" calcext:value-type="string">
            <text:p>1011</text:p>
          </table:table-cell>
          <table:table-cell table:formula="of:=HEX2BIN(MID([.$D9];[.J$2];1);4)" office:value-type="string" office:string-value="1100" calcext:value-type="string">
            <text:p>1100</text:p>
          </table:table-cell>
          <table:table-cell/>
          <table:table-cell table:formula="of:=MID([.$D9];2;4)" office:value-type="string" office:string-value="387B" calcext:value-type="string">
            <text:p>387B</text:p>
          </table:table-cell>
        </table:table-row>
        <table:table-row table:style-name="ro1">
          <table:table-cell table:number-columns-repeated="2"/>
          <table:table-cell office:value-type="float" office:value="7831436" calcext:value-type="float">
            <text:p>7831436</text:p>
          </table:table-cell>
          <table:table-cell table:formula="of:=DEC2HEX([.C10])" office:value-type="string" office:string-value="777F8C" calcext:value-type="string">
            <text:p>777F8C</text:p>
          </table:table-cell>
          <table:table-cell table:formula="of:=HEX2BIN(MID([.$D10];[.E$2];1);4)" office:value-type="string" office:string-value="0111" calcext:value-type="string">
            <text:p>0111</text:p>
          </table:table-cell>
          <table:table-cell table:formula="of:=HEX2BIN(MID([.$D10];[.F$2];1);4)" office:value-type="string" office:string-value="0111" calcext:value-type="string">
            <text:p>0111</text:p>
          </table:table-cell>
          <table:table-cell table:formula="of:=HEX2BIN(MID([.$D10];[.G$2];1);4)" office:value-type="string" office:string-value="0111" calcext:value-type="string">
            <text:p>0111</text:p>
          </table:table-cell>
          <table:table-cell table:formula="of:=HEX2BIN(MID([.$D10];[.H$2];1);4)" office:value-type="string" office:string-value="1111" calcext:value-type="string">
            <text:p>1111</text:p>
          </table:table-cell>
          <table:table-cell table:formula="of:=HEX2BIN(MID([.$D10];[.I$2];1);4)" office:value-type="string" office:string-value="1000" calcext:value-type="string">
            <text:p>1000</text:p>
          </table:table-cell>
          <table:table-cell table:formula="of:=HEX2BIN(MID([.$D10];[.J$2];1);4)" office:value-type="string" office:string-value="1100" calcext:value-type="string">
            <text:p>1100</text:p>
          </table:table-cell>
          <table:table-cell/>
          <table:table-cell table:formula="of:=MID([.$D10];2;4)" office:value-type="string" office:string-value="77F8" calcext:value-type="string">
            <text:p>77F8</text:p>
          </table:table-cell>
        </table:table-row>
        <table:table-row table:style-name="ro1">
          <table:table-cell table:number-columns-repeated="2"/>
          <table:table-cell office:value-type="float" office:value="8137596" calcext:value-type="float">
            <text:p>8137596</text:p>
          </table:table-cell>
          <table:table-cell table:formula="of:=DEC2HEX([.C11])" office:value-type="string" office:string-value="7C2B7C" calcext:value-type="string">
            <text:p>7C2B7C</text:p>
          </table:table-cell>
          <table:table-cell table:formula="of:=HEX2BIN(MID([.$D11];[.E$2];1);4)" office:value-type="string" office:string-value="0111" calcext:value-type="string">
            <text:p>0111</text:p>
          </table:table-cell>
          <table:table-cell table:formula="of:=HEX2BIN(MID([.$D11];[.F$2];1);4)" office:value-type="string" office:string-value="1100" calcext:value-type="string">
            <text:p>1100</text:p>
          </table:table-cell>
          <table:table-cell table:formula="of:=HEX2BIN(MID([.$D11];[.G$2];1);4)" office:value-type="string" office:string-value="0010" calcext:value-type="string">
            <text:p>0010</text:p>
          </table:table-cell>
          <table:table-cell table:formula="of:=HEX2BIN(MID([.$D11];[.H$2];1);4)" office:value-type="string" office:string-value="1011" calcext:value-type="string">
            <text:p>1011</text:p>
          </table:table-cell>
          <table:table-cell table:formula="of:=HEX2BIN(MID([.$D11];[.I$2];1);4)" office:value-type="string" office:string-value="0111" calcext:value-type="string">
            <text:p>0111</text:p>
          </table:table-cell>
          <table:table-cell table:formula="of:=HEX2BIN(MID([.$D11];[.J$2];1);4)" office:value-type="string" office:string-value="1100" calcext:value-type="string">
            <text:p>1100</text:p>
          </table:table-cell>
          <table:table-cell/>
          <table:table-cell table:formula="of:=MID([.$D11];2;4)" office:value-type="string" office:string-value="C2B7" calcext:value-type="string">
            <text:p>C2B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 On</text:p>
          </table:table-cell>
          <table:table-cell office:value-type="float" office:value="7483397" calcext:value-type="float">
            <text:p>7483397</text:p>
          </table:table-cell>
          <table:table-cell table:formula="of:=DEC2HEX([.C13])" office:value-type="string" office:string-value="723005" calcext:value-type="string">
            <text:p>723005</text:p>
          </table:table-cell>
          <table:table-cell table:formula="of:=HEX2BIN(MID([.$D13];[.E$2];1);4)" office:value-type="string" office:string-value="0111" calcext:value-type="string">
            <text:p>0111</text:p>
          </table:table-cell>
          <table:table-cell table:formula="of:=HEX2BIN(MID([.$D13];[.F$2];1);4)" office:value-type="string" office:string-value="0010" calcext:value-type="string">
            <text:p>0010</text:p>
          </table:table-cell>
          <table:table-cell table:formula="of:=HEX2BIN(MID([.$D13];[.G$2];1);4)" office:value-type="string" office:string-value="0011" calcext:value-type="string">
            <text:p>0011</text:p>
          </table:table-cell>
          <table:table-cell table:formula="of:=HEX2BIN(MID([.$D13];[.H$2];1);4)" office:value-type="string" office:string-value="0000" calcext:value-type="string">
            <text:p>0000</text:p>
          </table:table-cell>
          <table:table-cell table:formula="of:=HEX2BIN(MID([.$D13];[.I$2];1);4)" office:value-type="string" office:string-value="0000" calcext:value-type="string">
            <text:p>0000</text:p>
          </table:table-cell>
          <table:table-cell table:formula="of:=HEX2BIN(MID([.$D13];[.J$2];1);4)" office:value-type="string" office:string-value="0101" calcext:value-type="string">
            <text:p>0101</text:p>
          </table:table-cell>
          <table:table-cell/>
          <table:table-cell table:formula="of:=MID([.$D13];2;4)" office:value-type="string" office:string-value="2300" calcext:value-type="string">
            <text:p>2300</text:p>
          </table:table-cell>
        </table:table-row>
        <table:table-row table:style-name="ro1">
          <table:table-cell table:number-columns-repeated="2"/>
          <table:table-cell office:value-type="float" office:value="7929061" calcext:value-type="float">
            <text:p>7929061</text:p>
          </table:table-cell>
          <table:table-cell table:formula="of:=DEC2HEX([.C14])" office:value-type="string" office:string-value="78FCE5" calcext:value-type="string">
            <text:p>78FCE5</text:p>
          </table:table-cell>
          <table:table-cell table:formula="of:=HEX2BIN(MID([.$D14];[.E$2];1);4)" office:value-type="string" office:string-value="0111" calcext:value-type="string">
            <text:p>0111</text:p>
          </table:table-cell>
          <table:table-cell table:formula="of:=HEX2BIN(MID([.$D14];[.F$2];1);4)" office:value-type="string" office:string-value="1000" calcext:value-type="string">
            <text:p>1000</text:p>
          </table:table-cell>
          <table:table-cell table:formula="of:=HEX2BIN(MID([.$D14];[.G$2];1);4)" office:value-type="string" office:string-value="1111" calcext:value-type="string">
            <text:p>1111</text:p>
          </table:table-cell>
          <table:table-cell table:formula="of:=HEX2BIN(MID([.$D14];[.H$2];1);4)" office:value-type="string" office:string-value="1100" calcext:value-type="string">
            <text:p>1100</text:p>
          </table:table-cell>
          <table:table-cell table:formula="of:=HEX2BIN(MID([.$D14];[.I$2];1);4)" office:value-type="string" office:string-value="1110" calcext:value-type="string">
            <text:p>1110</text:p>
          </table:table-cell>
          <table:table-cell table:formula="of:=HEX2BIN(MID([.$D14];[.J$2];1);4)" office:value-type="string" office:string-value="0101" calcext:value-type="string">
            <text:p>0101</text:p>
          </table:table-cell>
          <table:table-cell/>
          <table:table-cell table:formula="of:=MID([.$D14];2;4)" office:value-type="string" office:string-value="8FCE" calcext:value-type="string">
            <text:p>8FCE</text:p>
          </table:table-cell>
        </table:table-row>
        <table:table-row table:style-name="ro1">
          <table:table-cell table:number-columns-repeated="2"/>
          <table:table-cell office:value-type="float" office:value="7989301" calcext:value-type="float">
            <text:p>7989301</text:p>
          </table:table-cell>
          <table:table-cell table:formula="of:=DEC2HEX([.C15])" office:value-type="string" office:string-value="79E835" calcext:value-type="string">
            <text:p>79E835</text:p>
          </table:table-cell>
          <table:table-cell table:formula="of:=HEX2BIN(MID([.$D15];[.E$2];1);4)" office:value-type="string" office:string-value="0111" calcext:value-type="string">
            <text:p>0111</text:p>
          </table:table-cell>
          <table:table-cell table:formula="of:=HEX2BIN(MID([.$D15];[.F$2];1);4)" office:value-type="string" office:string-value="1001" calcext:value-type="string">
            <text:p>1001</text:p>
          </table:table-cell>
          <table:table-cell table:formula="of:=HEX2BIN(MID([.$D15];[.G$2];1);4)" office:value-type="string" office:string-value="1110" calcext:value-type="string">
            <text:p>1110</text:p>
          </table:table-cell>
          <table:table-cell table:formula="of:=HEX2BIN(MID([.$D15];[.H$2];1);4)" office:value-type="string" office:string-value="1000" calcext:value-type="string">
            <text:p>1000</text:p>
          </table:table-cell>
          <table:table-cell table:formula="of:=HEX2BIN(MID([.$D15];[.I$2];1);4)" office:value-type="string" office:string-value="0011" calcext:value-type="string">
            <text:p>0011</text:p>
          </table:table-cell>
          <table:table-cell table:formula="of:=HEX2BIN(MID([.$D15];[.J$2];1);4)" office:value-type="string" office:string-value="0101" calcext:value-type="string">
            <text:p>0101</text:p>
          </table:table-cell>
          <table:table-cell/>
          <table:table-cell table:formula="of:=MID([.$D15];2;4)" office:value-type="string" office:string-value="9E83" calcext:value-type="string">
            <text:p>9E83</text:p>
          </table:table-cell>
        </table:table-row>
        <table:table-row table:style-name="ro1">
          <table:table-cell table:number-columns-repeated="2"/>
          <table:table-cell office:value-type="float" office:value="8049397" calcext:value-type="float">
            <text:p>8049397</text:p>
          </table:table-cell>
          <table:table-cell table:formula="of:=DEC2HEX([.C16])" office:value-type="string" office:string-value="7AD2F5" calcext:value-type="string">
            <text:p>7AD2F5</text:p>
          </table:table-cell>
          <table:table-cell table:formula="of:=HEX2BIN(MID([.$D16];[.E$2];1);4)" office:value-type="string" office:string-value="0111" calcext:value-type="string">
            <text:p>0111</text:p>
          </table:table-cell>
          <table:table-cell table:formula="of:=HEX2BIN(MID([.$D16];[.F$2];1);4)" office:value-type="string" office:string-value="1010" calcext:value-type="string">
            <text:p>1010</text:p>
          </table:table-cell>
          <table:table-cell table:formula="of:=HEX2BIN(MID([.$D16];[.G$2];1);4)" office:value-type="string" office:string-value="1101" calcext:value-type="string">
            <text:p>1101</text:p>
          </table:table-cell>
          <table:table-cell table:formula="of:=HEX2BIN(MID([.$D16];[.H$2];1);4)" office:value-type="string" office:string-value="0010" calcext:value-type="string">
            <text:p>0010</text:p>
          </table:table-cell>
          <table:table-cell table:formula="of:=HEX2BIN(MID([.$D16];[.I$2];1);4)" office:value-type="string" office:string-value="1111" calcext:value-type="string">
            <text:p>1111</text:p>
          </table:table-cell>
          <table:table-cell table:formula="of:=HEX2BIN(MID([.$D16];[.J$2];1);4)" office:value-type="string" office:string-value="0101" calcext:value-type="string">
            <text:p>0101</text:p>
          </table:table-cell>
          <table:table-cell/>
          <table:table-cell table:formula="of:=MID([.$D16];2;4)" office:value-type="string" office:string-value="AD2F" calcext:value-type="string">
            <text:p>AD2F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 Off</text:p>
          </table:table-cell>
          <table:table-cell office:value-type="float" office:value="7627157" calcext:value-type="float">
            <text:p>7627157</text:p>
          </table:table-cell>
          <table:table-cell table:formula="of:=DEC2HEX([.C18])" office:value-type="string" office:string-value="746195" calcext:value-type="string">
            <text:p>746195</text:p>
          </table:table-cell>
          <table:table-cell table:formula="of:=HEX2BIN(MID([.$D18];[.E$2];1);4)" office:value-type="string" office:string-value="0111" calcext:value-type="string">
            <text:p>0111</text:p>
          </table:table-cell>
          <table:table-cell table:formula="of:=HEX2BIN(MID([.$D18];[.F$2];1);4)" office:value-type="string" office:string-value="0100" calcext:value-type="string">
            <text:p>0100</text:p>
          </table:table-cell>
          <table:table-cell table:formula="of:=HEX2BIN(MID([.$D18];[.G$2];1);4)" office:value-type="string" office:string-value="0110" calcext:value-type="string">
            <text:p>0110</text:p>
          </table:table-cell>
          <table:table-cell table:formula="of:=HEX2BIN(MID([.$D18];[.H$2];1);4)" office:value-type="string" office:string-value="0001" calcext:value-type="string">
            <text:p>0001</text:p>
          </table:table-cell>
          <table:table-cell table:formula="of:=HEX2BIN(MID([.$D18];[.I$2];1);4)" office:value-type="string" office:string-value="1001" calcext:value-type="string">
            <text:p>1001</text:p>
          </table:table-cell>
          <table:table-cell table:formula="of:=HEX2BIN(MID([.$D18];[.J$2];1);4)" office:value-type="string" office:string-value="0101" calcext:value-type="string">
            <text:p>0101</text:p>
          </table:table-cell>
          <table:table-cell/>
          <table:table-cell table:formula="of:=MID([.$D18];2;4)" office:value-type="string" office:string-value="4619" calcext:value-type="string">
            <text:p>4619</text:p>
          </table:table-cell>
        </table:table-row>
        <table:table-row table:style-name="ro1">
          <table:table-cell table:number-columns-repeated="2"/>
          <table:table-cell office:value-type="float" office:value="8106821" calcext:value-type="float">
            <text:p>8106821</text:p>
          </table:table-cell>
          <table:table-cell table:formula="of:=DEC2HEX([.C19])" office:value-type="string" office:string-value="7BB345" calcext:value-type="string">
            <text:p>7BB345</text:p>
          </table:table-cell>
          <table:table-cell table:formula="of:=HEX2BIN(MID([.$D19];[.E$2];1);4)" office:value-type="string" office:string-value="0111" calcext:value-type="string">
            <text:p>0111</text:p>
          </table:table-cell>
          <table:table-cell table:formula="of:=HEX2BIN(MID([.$D19];[.F$2];1);4)" office:value-type="string" office:string-value="1011" calcext:value-type="string">
            <text:p>1011</text:p>
          </table:table-cell>
          <table:table-cell table:formula="of:=HEX2BIN(MID([.$D19];[.G$2];1);4)" office:value-type="string" office:string-value="1011" calcext:value-type="string">
            <text:p>1011</text:p>
          </table:table-cell>
          <table:table-cell table:formula="of:=HEX2BIN(MID([.$D19];[.H$2];1);4)" office:value-type="string" office:string-value="0011" calcext:value-type="string">
            <text:p>0011</text:p>
          </table:table-cell>
          <table:table-cell table:formula="of:=HEX2BIN(MID([.$D19];[.I$2];1);4)" office:value-type="string" office:string-value="0100" calcext:value-type="string">
            <text:p>0100</text:p>
          </table:table-cell>
          <table:table-cell table:formula="of:=HEX2BIN(MID([.$D19];[.J$2];1);4)" office:value-type="string" office:string-value="0101" calcext:value-type="string">
            <text:p>0101</text:p>
          </table:table-cell>
          <table:table-cell/>
          <table:table-cell table:formula="of:=MID([.$D19];2;4)" office:value-type="string" office:string-value="BB34" calcext:value-type="string">
            <text:p>BB34</text:p>
          </table:table-cell>
        </table:table-row>
        <table:table-row table:style-name="ro1">
          <table:table-cell table:number-columns-repeated="2"/>
          <table:table-cell office:value-type="float" office:value="8234453" calcext:value-type="float">
            <text:p>8234453</text:p>
          </table:table-cell>
          <table:table-cell table:formula="of:=DEC2HEX([.C20])" office:value-type="string" office:string-value="7DA5D5" calcext:value-type="string">
            <text:p>7DA5D5</text:p>
          </table:table-cell>
          <table:table-cell table:formula="of:=HEX2BIN(MID([.$D20];[.E$2];1);4)" office:value-type="string" office:string-value="0111" calcext:value-type="string">
            <text:p>0111</text:p>
          </table:table-cell>
          <table:table-cell table:formula="of:=HEX2BIN(MID([.$D20];[.F$2];1);4)" office:value-type="string" office:string-value="1101" calcext:value-type="string">
            <text:p>1101</text:p>
          </table:table-cell>
          <table:table-cell table:formula="of:=HEX2BIN(MID([.$D20];[.G$2];1);4)" office:value-type="string" office:string-value="1010" calcext:value-type="string">
            <text:p>1010</text:p>
          </table:table-cell>
          <table:table-cell table:formula="of:=HEX2BIN(MID([.$D20];[.H$2];1);4)" office:value-type="string" office:string-value="0101" calcext:value-type="string">
            <text:p>0101</text:p>
          </table:table-cell>
          <table:table-cell table:formula="of:=HEX2BIN(MID([.$D20];[.I$2];1);4)" office:value-type="string" office:string-value="1101" calcext:value-type="string">
            <text:p>1101</text:p>
          </table:table-cell>
          <table:table-cell table:formula="of:=HEX2BIN(MID([.$D20];[.J$2];1);4)" office:value-type="string" office:string-value="0101" calcext:value-type="string">
            <text:p>0101</text:p>
          </table:table-cell>
          <table:table-cell/>
          <table:table-cell table:formula="of:=MID([.$D20];2;4)" office:value-type="string" office:string-value="DA5D" calcext:value-type="string">
            <text:p>DA5D</text:p>
          </table:table-cell>
        </table:table-row>
        <table:table-row table:style-name="ro1">
          <table:table-cell table:number-columns-repeated="2"/>
          <table:table-cell office:value-type="float" office:value="8343237" calcext:value-type="float">
            <text:p>8343237</text:p>
          </table:table-cell>
          <table:table-cell table:formula="of:=DEC2HEX([.C21])" office:value-type="string" office:string-value="7F4EC5" calcext:value-type="string">
            <text:p>7F4EC5</text:p>
          </table:table-cell>
          <table:table-cell table:formula="of:=HEX2BIN(MID([.$D21];[.E$2];1);4)" office:value-type="string" office:string-value="0111" calcext:value-type="string">
            <text:p>0111</text:p>
          </table:table-cell>
          <table:table-cell table:formula="of:=HEX2BIN(MID([.$D21];[.F$2];1);4)" office:value-type="string" office:string-value="1111" calcext:value-type="string">
            <text:p>1111</text:p>
          </table:table-cell>
          <table:table-cell table:formula="of:=HEX2BIN(MID([.$D21];[.G$2];1);4)" office:value-type="string" office:string-value="0100" calcext:value-type="string">
            <text:p>0100</text:p>
          </table:table-cell>
          <table:table-cell table:formula="of:=HEX2BIN(MID([.$D21];[.H$2];1);4)" office:value-type="string" office:string-value="1110" calcext:value-type="string">
            <text:p>1110</text:p>
          </table:table-cell>
          <table:table-cell table:formula="of:=HEX2BIN(MID([.$D21];[.I$2];1);4)" office:value-type="string" office:string-value="1100" calcext:value-type="string">
            <text:p>1100</text:p>
          </table:table-cell>
          <table:table-cell table:formula="of:=HEX2BIN(MID([.$D21];[.J$2];1);4)" office:value-type="string" office:string-value="0101" calcext:value-type="string">
            <text:p>0101</text:p>
          </table:table-cell>
          <table:table-cell/>
          <table:table-cell table:formula="of:=MID([.$D21];2;4)" office:value-type="string" office:string-value="F4EC" calcext:value-type="string">
            <text:p>F4EC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 On</text:p>
          </table:table-cell>
          <table:table-cell office:value-type="float" office:value="7571390" calcext:value-type="float">
            <text:p>7571390</text:p>
          </table:table-cell>
          <table:table-cell table:formula="of:=DEC2HEX([.C23])" office:value-type="string" office:string-value="7387BE" calcext:value-type="string">
            <text:p>7387BE</text:p>
          </table:table-cell>
          <table:table-cell table:formula="of:=HEX2BIN(MID([.$D23];[.E$2];1);4)" office:value-type="string" office:string-value="0111" calcext:value-type="string">
            <text:p>0111</text:p>
          </table:table-cell>
          <table:table-cell table:formula="of:=HEX2BIN(MID([.$D23];[.F$2];1);4)" office:value-type="string" office:string-value="0011" calcext:value-type="string">
            <text:p>0011</text:p>
          </table:table-cell>
          <table:table-cell table:formula="of:=HEX2BIN(MID([.$D23];[.G$2];1);4)" office:value-type="string" office:string-value="1000" calcext:value-type="string">
            <text:p>1000</text:p>
          </table:table-cell>
          <table:table-cell table:formula="of:=HEX2BIN(MID([.$D23];[.H$2];1);4)" office:value-type="string" office:string-value="0111" calcext:value-type="string">
            <text:p>0111</text:p>
          </table:table-cell>
          <table:table-cell table:formula="of:=HEX2BIN(MID([.$D23];[.I$2];1);4)" office:value-type="string" office:string-value="1011" calcext:value-type="string">
            <text:p>1011</text:p>
          </table:table-cell>
          <table:table-cell table:formula="of:=HEX2BIN(MID([.$D23];[.J$2];1);4)" office:value-type="string" office:string-value="1110" calcext:value-type="string">
            <text:p>1110</text:p>
          </table:table-cell>
          <table:table-cell/>
          <table:table-cell table:formula="of:=MID([.$D23];2;4)" office:value-type="string" office:string-value="387B" calcext:value-type="string">
            <text:p>387B</text:p>
          </table:table-cell>
        </table:table-row>
        <table:table-row table:style-name="ro1">
          <table:table-cell table:number-columns-repeated="2"/>
          <table:table-cell office:value-type="float" office:value="7831438" calcext:value-type="float">
            <text:p>7831438</text:p>
          </table:table-cell>
          <table:table-cell table:formula="of:=DEC2HEX([.C24])" office:value-type="string" office:string-value="777F8E" calcext:value-type="string">
            <text:p>777F8E</text:p>
          </table:table-cell>
          <table:table-cell table:formula="of:=HEX2BIN(MID([.$D24];[.E$2];1);4)" office:value-type="string" office:string-value="0111" calcext:value-type="string">
            <text:p>0111</text:p>
          </table:table-cell>
          <table:table-cell table:formula="of:=HEX2BIN(MID([.$D24];[.F$2];1);4)" office:value-type="string" office:string-value="0111" calcext:value-type="string">
            <text:p>0111</text:p>
          </table:table-cell>
          <table:table-cell table:formula="of:=HEX2BIN(MID([.$D24];[.G$2];1);4)" office:value-type="string" office:string-value="0111" calcext:value-type="string">
            <text:p>0111</text:p>
          </table:table-cell>
          <table:table-cell table:formula="of:=HEX2BIN(MID([.$D24];[.H$2];1);4)" office:value-type="string" office:string-value="1111" calcext:value-type="string">
            <text:p>1111</text:p>
          </table:table-cell>
          <table:table-cell table:formula="of:=HEX2BIN(MID([.$D24];[.I$2];1);4)" office:value-type="string" office:string-value="1000" calcext:value-type="string">
            <text:p>1000</text:p>
          </table:table-cell>
          <table:table-cell table:formula="of:=HEX2BIN(MID([.$D24];[.J$2];1);4)" office:value-type="string" office:string-value="1110" calcext:value-type="string">
            <text:p>1110</text:p>
          </table:table-cell>
          <table:table-cell/>
          <table:table-cell table:formula="of:=MID([.$D24];2;4)" office:value-type="string" office:string-value="77F8" calcext:value-type="string">
            <text:p>77F8</text:p>
          </table:table-cell>
        </table:table-row>
        <table:table-row table:style-name="ro1">
          <table:table-cell table:number-columns-repeated="2"/>
          <table:table-cell office:value-type="float" office:value="8137598" calcext:value-type="float">
            <text:p>8137598</text:p>
          </table:table-cell>
          <table:table-cell table:formula="of:=DEC2HEX([.C25])" office:value-type="string" office:string-value="7C2B7E" calcext:value-type="string">
            <text:p>7C2B7E</text:p>
          </table:table-cell>
          <table:table-cell table:formula="of:=HEX2BIN(MID([.$D25];[.E$2];1);4)" office:value-type="string" office:string-value="0111" calcext:value-type="string">
            <text:p>0111</text:p>
          </table:table-cell>
          <table:table-cell table:formula="of:=HEX2BIN(MID([.$D25];[.F$2];1);4)" office:value-type="string" office:string-value="1100" calcext:value-type="string">
            <text:p>1100</text:p>
          </table:table-cell>
          <table:table-cell table:formula="of:=HEX2BIN(MID([.$D25];[.G$2];1);4)" office:value-type="string" office:string-value="0010" calcext:value-type="string">
            <text:p>0010</text:p>
          </table:table-cell>
          <table:table-cell table:formula="of:=HEX2BIN(MID([.$D25];[.H$2];1);4)" office:value-type="string" office:string-value="1011" calcext:value-type="string">
            <text:p>1011</text:p>
          </table:table-cell>
          <table:table-cell table:formula="of:=HEX2BIN(MID([.$D25];[.I$2];1);4)" office:value-type="string" office:string-value="0111" calcext:value-type="string">
            <text:p>0111</text:p>
          </table:table-cell>
          <table:table-cell table:formula="of:=HEX2BIN(MID([.$D25];[.J$2];1);4)" office:value-type="string" office:string-value="1110" calcext:value-type="string">
            <text:p>1110</text:p>
          </table:table-cell>
          <table:table-cell/>
          <table:table-cell table:formula="of:=MID([.$D25];2;4)" office:value-type="string" office:string-value="C2B7" calcext:value-type="string">
            <text:p>C2B7</text:p>
          </table:table-cell>
        </table:table-row>
        <table:table-row table:style-name="ro1">
          <table:table-cell table:number-columns-repeated="2"/>
          <table:table-cell office:value-type="float" office:value="7428398" calcext:value-type="float">
            <text:p>7428398</text:p>
          </table:table-cell>
          <table:table-cell table:formula="of:=DEC2HEX([.C26])" office:value-type="string" office:string-value="71592E" calcext:value-type="string">
            <text:p>71592E</text:p>
          </table:table-cell>
          <table:table-cell table:formula="of:=HEX2BIN(MID([.$D26];[.E$2];1);4)" office:value-type="string" office:string-value="0111" calcext:value-type="string">
            <text:p>0111</text:p>
          </table:table-cell>
          <table:table-cell table:formula="of:=HEX2BIN(MID([.$D26];[.F$2];1);4)" office:value-type="string" office:string-value="0001" calcext:value-type="string">
            <text:p>0001</text:p>
          </table:table-cell>
          <table:table-cell table:formula="of:=HEX2BIN(MID([.$D26];[.G$2];1);4)" office:value-type="string" office:string-value="0101" calcext:value-type="string">
            <text:p>0101</text:p>
          </table:table-cell>
          <table:table-cell table:formula="of:=HEX2BIN(MID([.$D26];[.H$2];1);4)" office:value-type="string" office:string-value="1001" calcext:value-type="string">
            <text:p>1001</text:p>
          </table:table-cell>
          <table:table-cell table:formula="of:=HEX2BIN(MID([.$D26];[.I$2];1);4)" office:value-type="string" office:string-value="0010" calcext:value-type="string">
            <text:p>0010</text:p>
          </table:table-cell>
          <table:table-cell table:formula="of:=HEX2BIN(MID([.$D26];[.J$2];1);4)" office:value-type="string" office:string-value="1110" calcext:value-type="string">
            <text:p>1110</text:p>
          </table:table-cell>
          <table:table-cell/>
          <table:table-cell table:formula="of:=MID([.$D26];2;4)" office:value-type="string" office:string-value="1592" calcext:value-type="string">
            <text:p>159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 Off</text:p>
          </table:table-cell>
          <table:table-cell office:value-type="float" office:value="7675246" calcext:value-type="float">
            <text:p>7675246</text:p>
          </table:table-cell>
          <table:table-cell table:formula="of:=DEC2HEX([.C28])" office:value-type="string" office:string-value="751D6E" calcext:value-type="string">
            <text:p>751D6E</text:p>
          </table:table-cell>
          <table:table-cell table:formula="of:=HEX2BIN(MID([.$D28];[.E$2];1);4)" office:value-type="string" office:string-value="0111" calcext:value-type="string">
            <text:p>0111</text:p>
          </table:table-cell>
          <table:table-cell table:formula="of:=HEX2BIN(MID([.$D28];[.F$2];1);4)" office:value-type="string" office:string-value="0101" calcext:value-type="string">
            <text:p>0101</text:p>
          </table:table-cell>
          <table:table-cell table:formula="of:=HEX2BIN(MID([.$D28];[.G$2];1);4)" office:value-type="string" office:string-value="0001" calcext:value-type="string">
            <text:p>0001</text:p>
          </table:table-cell>
          <table:table-cell table:formula="of:=HEX2BIN(MID([.$D28];[.H$2];1);4)" office:value-type="string" office:string-value="1101" calcext:value-type="string">
            <text:p>1101</text:p>
          </table:table-cell>
          <table:table-cell table:formula="of:=HEX2BIN(MID([.$D28];[.I$2];1);4)" office:value-type="string" office:string-value="0110" calcext:value-type="string">
            <text:p>0110</text:p>
          </table:table-cell>
          <table:table-cell table:formula="of:=HEX2BIN(MID([.$D28];[.J$2];1);4)" office:value-type="string" office:string-value="1110" calcext:value-type="string">
            <text:p>1110</text:p>
          </table:table-cell>
          <table:table-cell/>
          <table:table-cell table:formula="of:=MID([.$D28];2;4)" office:value-type="string" office:string-value="51D6" calcext:value-type="string">
            <text:p>51D6</text:p>
          </table:table-cell>
        </table:table-row>
        <table:table-row table:style-name="ro1">
          <table:table-cell table:number-columns-repeated="2"/>
          <table:table-cell office:value-type="float" office:value="7391774" calcext:value-type="float">
            <text:p>7391774</text:p>
          </table:table-cell>
          <table:table-cell table:formula="of:=DEC2HEX([.C29])" office:value-type="string" office:string-value="70CA1E" calcext:value-type="string">
            <text:p>70CA1E</text:p>
          </table:table-cell>
          <table:table-cell table:formula="of:=HEX2BIN(MID([.$D29];[.E$2];1);4)" office:value-type="string" office:string-value="0111" calcext:value-type="string">
            <text:p>0111</text:p>
          </table:table-cell>
          <table:table-cell table:formula="of:=HEX2BIN(MID([.$D29];[.F$2];1);4)" office:value-type="string" office:string-value="0000" calcext:value-type="string">
            <text:p>0000</text:p>
          </table:table-cell>
          <table:table-cell table:formula="of:=HEX2BIN(MID([.$D29];[.G$2];1);4)" office:value-type="string" office:string-value="1100" calcext:value-type="string">
            <text:p>1100</text:p>
          </table:table-cell>
          <table:table-cell table:formula="of:=HEX2BIN(MID([.$D29];[.H$2];1);4)" office:value-type="string" office:string-value="1010" calcext:value-type="string">
            <text:p>1010</text:p>
          </table:table-cell>
          <table:table-cell table:formula="of:=HEX2BIN(MID([.$D29];[.I$2];1);4)" office:value-type="string" office:string-value="0001" calcext:value-type="string">
            <text:p>0001</text:p>
          </table:table-cell>
          <table:table-cell table:formula="of:=HEX2BIN(MID([.$D29];[.J$2];1);4)" office:value-type="string" office:string-value="1110" calcext:value-type="string">
            <text:p>1110</text:p>
          </table:table-cell>
          <table:table-cell/>
          <table:table-cell table:formula="of:=MID([.$D29];2;4)" office:value-type="string" office:string-value="0CA1" calcext:value-type="string">
            <text:p>0CA1</text:p>
          </table:table-cell>
        </table:table-row>
        <table:table-row table:style-name="ro1">
          <table:table-cell table:number-columns-repeated="2"/>
          <table:table-cell office:value-type="float" office:value="7771742" calcext:value-type="float">
            <text:p>7771742</text:p>
          </table:table-cell>
          <table:table-cell table:formula="of:=DEC2HEX([.C30])" office:value-type="string" office:string-value="76965E" calcext:value-type="string">
            <text:p>76965E</text:p>
          </table:table-cell>
          <table:table-cell table:formula="of:=HEX2BIN(MID([.$D30];[.E$2];1);4)" office:value-type="string" office:string-value="0111" calcext:value-type="string">
            <text:p>0111</text:p>
          </table:table-cell>
          <table:table-cell table:formula="of:=HEX2BIN(MID([.$D30];[.F$2];1);4)" office:value-type="string" office:string-value="0110" calcext:value-type="string">
            <text:p>0110</text:p>
          </table:table-cell>
          <table:table-cell table:formula="of:=HEX2BIN(MID([.$D30];[.G$2];1);4)" office:value-type="string" office:string-value="1001" calcext:value-type="string">
            <text:p>1001</text:p>
          </table:table-cell>
          <table:table-cell table:formula="of:=HEX2BIN(MID([.$D30];[.H$2];1);4)" office:value-type="string" office:string-value="0110" calcext:value-type="string">
            <text:p>0110</text:p>
          </table:table-cell>
          <table:table-cell table:formula="of:=HEX2BIN(MID([.$D30];[.I$2];1);4)" office:value-type="string" office:string-value="0101" calcext:value-type="string">
            <text:p>0101</text:p>
          </table:table-cell>
          <table:table-cell table:formula="of:=HEX2BIN(MID([.$D30];[.J$2];1);4)" office:value-type="string" office:string-value="1110" calcext:value-type="string">
            <text:p>1110</text:p>
          </table:table-cell>
          <table:table-cell/>
          <table:table-cell table:formula="of:=MID([.$D30];2;4)" office:value-type="string" office:string-value="6965" calcext:value-type="string">
            <text:p>6965</text:p>
          </table:table-cell>
        </table:table-row>
        <table:table-row table:style-name="ro1">
          <table:table-cell table:number-columns-repeated="2"/>
          <table:table-cell office:value-type="float" office:value="8258734" calcext:value-type="float">
            <text:p>8258734</text:p>
          </table:table-cell>
          <table:table-cell table:formula="of:=DEC2HEX([.C31])" office:value-type="string" office:string-value="7E04AE" calcext:value-type="string">
            <text:p>7E04AE</text:p>
          </table:table-cell>
          <table:table-cell table:formula="of:=HEX2BIN(MID([.$D31];[.E$2];1);4)" office:value-type="string" office:string-value="0111" calcext:value-type="string">
            <text:p>0111</text:p>
          </table:table-cell>
          <table:table-cell table:formula="of:=HEX2BIN(MID([.$D31];[.F$2];1);4)" office:value-type="string" office:string-value="1110" calcext:value-type="string">
            <text:p>1110</text:p>
          </table:table-cell>
          <table:table-cell table:formula="of:=HEX2BIN(MID([.$D31];[.G$2];1);4)" office:value-type="string" office:string-value="0000" calcext:value-type="string">
            <text:p>0000</text:p>
          </table:table-cell>
          <table:table-cell table:formula="of:=HEX2BIN(MID([.$D31];[.H$2];1);4)" office:value-type="string" office:string-value="0100" calcext:value-type="string">
            <text:p>0100</text:p>
          </table:table-cell>
          <table:table-cell table:formula="of:=HEX2BIN(MID([.$D31];[.I$2];1);4)" office:value-type="string" office:string-value="1010" calcext:value-type="string">
            <text:p>1010</text:p>
          </table:table-cell>
          <table:table-cell table:formula="of:=HEX2BIN(MID([.$D31];[.J$2];1);4)" office:value-type="string" office:string-value="1110" calcext:value-type="string">
            <text:p>1110</text:p>
          </table:table-cell>
          <table:table-cell/>
          <table:table-cell table:formula="of:=MID([.$D31];2;4)" office:value-type="string" office:string-value="E04A" calcext:value-type="string">
            <text:p>E04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 On</text:p>
          </table:table-cell>
          <table:table-cell office:value-type="float" office:value="8106823" calcext:value-type="float">
            <text:p>8106823</text:p>
          </table:table-cell>
          <table:table-cell table:formula="of:=DEC2HEX([.C33])" office:value-type="string" office:string-value="7BB347" calcext:value-type="string">
            <text:p>7BB347</text:p>
          </table:table-cell>
          <table:table-cell table:formula="of:=HEX2BIN(MID([.$D33];[.E$2];1);4)" office:value-type="string" office:string-value="0111" calcext:value-type="string">
            <text:p>0111</text:p>
          </table:table-cell>
          <table:table-cell table:formula="of:=HEX2BIN(MID([.$D33];[.F$2];1);4)" office:value-type="string" office:string-value="1011" calcext:value-type="string">
            <text:p>1011</text:p>
          </table:table-cell>
          <table:table-cell table:formula="of:=HEX2BIN(MID([.$D33];[.G$2];1);4)" office:value-type="string" office:string-value="1011" calcext:value-type="string">
            <text:p>1011</text:p>
          </table:table-cell>
          <table:table-cell table:formula="of:=HEX2BIN(MID([.$D33];[.H$2];1);4)" office:value-type="string" office:string-value="0011" calcext:value-type="string">
            <text:p>0011</text:p>
          </table:table-cell>
          <table:table-cell table:formula="of:=HEX2BIN(MID([.$D33];[.I$2];1);4)" office:value-type="string" office:string-value="0100" calcext:value-type="string">
            <text:p>0100</text:p>
          </table:table-cell>
          <table:table-cell table:formula="of:=HEX2BIN(MID([.$D33];[.J$2];1);4)" office:value-type="string" office:string-value="0111" calcext:value-type="string">
            <text:p>0111</text:p>
          </table:table-cell>
          <table:table-cell/>
          <table:table-cell table:formula="of:=MID([.$D33];2;4)" office:value-type="string" office:string-value="BB34" calcext:value-type="string">
            <text:p>BB34</text:p>
          </table:table-cell>
        </table:table-row>
        <table:table-row table:style-name="ro1">
          <table:table-cell table:number-columns-repeated="2"/>
          <table:table-cell office:value-type="float" office:value="8343239" calcext:value-type="float">
            <text:p>8343239</text:p>
          </table:table-cell>
          <table:table-cell table:formula="of:=DEC2HEX([.C34])" office:value-type="string" office:string-value="7F4EC7" calcext:value-type="string">
            <text:p>7F4EC7</text:p>
          </table:table-cell>
          <table:table-cell table:formula="of:=HEX2BIN(MID([.$D34];[.E$2];1);4)" office:value-type="string" office:string-value="0111" calcext:value-type="string">
            <text:p>0111</text:p>
          </table:table-cell>
          <table:table-cell table:formula="of:=HEX2BIN(MID([.$D34];[.F$2];1);4)" office:value-type="string" office:string-value="1111" calcext:value-type="string">
            <text:p>1111</text:p>
          </table:table-cell>
          <table:table-cell table:formula="of:=HEX2BIN(MID([.$D34];[.G$2];1);4)" office:value-type="string" office:string-value="0100" calcext:value-type="string">
            <text:p>0100</text:p>
          </table:table-cell>
          <table:table-cell table:formula="of:=HEX2BIN(MID([.$D34];[.H$2];1);4)" office:value-type="string" office:string-value="1110" calcext:value-type="string">
            <text:p>1110</text:p>
          </table:table-cell>
          <table:table-cell table:formula="of:=HEX2BIN(MID([.$D34];[.I$2];1);4)" office:value-type="string" office:string-value="1100" calcext:value-type="string">
            <text:p>1100</text:p>
          </table:table-cell>
          <table:table-cell table:formula="of:=HEX2BIN(MID([.$D34];[.J$2];1);4)" office:value-type="string" office:string-value="0111" calcext:value-type="string">
            <text:p>0111</text:p>
          </table:table-cell>
          <table:table-cell/>
          <table:table-cell table:formula="of:=MID([.$D34];2;4)" office:value-type="string" office:string-value="F4EC" calcext:value-type="string">
            <text:p>F4EC</text:p>
          </table:table-cell>
        </table:table-row>
        <table:table-row table:style-name="ro1">
          <table:table-cell table:number-columns-repeated="2"/>
          <table:table-cell office:value-type="float" office:value="7627159" calcext:value-type="float">
            <text:p>7627159</text:p>
          </table:table-cell>
          <table:table-cell table:formula="of:=DEC2HEX([.C35])" office:value-type="string" office:string-value="746197" calcext:value-type="string">
            <text:p>746197</text:p>
          </table:table-cell>
          <table:table-cell table:formula="of:=HEX2BIN(MID([.$D35];[.E$2];1);4)" office:value-type="string" office:string-value="0111" calcext:value-type="string">
            <text:p>0111</text:p>
          </table:table-cell>
          <table:table-cell table:formula="of:=HEX2BIN(MID([.$D35];[.F$2];1);4)" office:value-type="string" office:string-value="0100" calcext:value-type="string">
            <text:p>0100</text:p>
          </table:table-cell>
          <table:table-cell table:formula="of:=HEX2BIN(MID([.$D35];[.G$2];1);4)" office:value-type="string" office:string-value="0110" calcext:value-type="string">
            <text:p>0110</text:p>
          </table:table-cell>
          <table:table-cell table:formula="of:=HEX2BIN(MID([.$D35];[.H$2];1);4)" office:value-type="string" office:string-value="0001" calcext:value-type="string">
            <text:p>0001</text:p>
          </table:table-cell>
          <table:table-cell table:formula="of:=HEX2BIN(MID([.$D35];[.I$2];1);4)" office:value-type="string" office:string-value="1001" calcext:value-type="string">
            <text:p>1001</text:p>
          </table:table-cell>
          <table:table-cell table:formula="of:=HEX2BIN(MID([.$D35];[.J$2];1);4)" office:value-type="string" office:string-value="0111" calcext:value-type="string">
            <text:p>0111</text:p>
          </table:table-cell>
          <table:table-cell/>
          <table:table-cell table:formula="of:=MID([.$D35];2;4)" office:value-type="string" office:string-value="4619" calcext:value-type="string">
            <text:p>4619</text:p>
          </table:table-cell>
        </table:table-row>
        <table:table-row table:style-name="ro1">
          <table:table-cell table:number-columns-repeated="2"/>
          <table:table-cell office:value-type="float" office:value="8234455" calcext:value-type="float">
            <text:p>8234455</text:p>
          </table:table-cell>
          <table:table-cell table:formula="of:=DEC2HEX([.C36])" office:value-type="string" office:string-value="7DA5D7" calcext:value-type="string">
            <text:p>7DA5D7</text:p>
          </table:table-cell>
          <table:table-cell table:formula="of:=HEX2BIN(MID([.$D36];[.E$2];1);4)" office:value-type="string" office:string-value="0111" calcext:value-type="string">
            <text:p>0111</text:p>
          </table:table-cell>
          <table:table-cell table:formula="of:=HEX2BIN(MID([.$D36];[.F$2];1);4)" office:value-type="string" office:string-value="1101" calcext:value-type="string">
            <text:p>1101</text:p>
          </table:table-cell>
          <table:table-cell table:formula="of:=HEX2BIN(MID([.$D36];[.G$2];1);4)" office:value-type="string" office:string-value="1010" calcext:value-type="string">
            <text:p>1010</text:p>
          </table:table-cell>
          <table:table-cell table:formula="of:=HEX2BIN(MID([.$D36];[.H$2];1);4)" office:value-type="string" office:string-value="0101" calcext:value-type="string">
            <text:p>0101</text:p>
          </table:table-cell>
          <table:table-cell table:formula="of:=HEX2BIN(MID([.$D36];[.I$2];1);4)" office:value-type="string" office:string-value="1101" calcext:value-type="string">
            <text:p>1101</text:p>
          </table:table-cell>
          <table:table-cell table:formula="of:=HEX2BIN(MID([.$D36];[.J$2];1);4)" office:value-type="string" office:string-value="0111" calcext:value-type="string">
            <text:p>0111</text:p>
          </table:table-cell>
          <table:table-cell/>
          <table:table-cell table:formula="of:=MID([.$D36];2;4)" office:value-type="string" office:string-value="DA5D" calcext:value-type="string">
            <text:p>DA5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 Off</text:p>
          </table:table-cell>
          <table:table-cell office:value-type="float" office:value="7929063" calcext:value-type="float">
            <text:p>7929063</text:p>
          </table:table-cell>
          <table:table-cell table:formula="of:=DEC2HEX([.C38])" office:value-type="string" office:string-value="78FCE7" calcext:value-type="string">
            <text:p>78FCE7</text:p>
          </table:table-cell>
          <table:table-cell table:formula="of:=HEX2BIN(MID([.$D38];[.E$2];1);4)" office:value-type="string" office:string-value="0111" calcext:value-type="string">
            <text:p>0111</text:p>
          </table:table-cell>
          <table:table-cell table:formula="of:=HEX2BIN(MID([.$D38];[.F$2];1);4)" office:value-type="string" office:string-value="1000" calcext:value-type="string">
            <text:p>1000</text:p>
          </table:table-cell>
          <table:table-cell table:formula="of:=HEX2BIN(MID([.$D38];[.G$2];1);4)" office:value-type="string" office:string-value="1111" calcext:value-type="string">
            <text:p>1111</text:p>
          </table:table-cell>
          <table:table-cell table:formula="of:=HEX2BIN(MID([.$D38];[.H$2];1);4)" office:value-type="string" office:string-value="1100" calcext:value-type="string">
            <text:p>1100</text:p>
          </table:table-cell>
          <table:table-cell table:formula="of:=HEX2BIN(MID([.$D38];[.I$2];1);4)" office:value-type="string" office:string-value="1110" calcext:value-type="string">
            <text:p>1110</text:p>
          </table:table-cell>
          <table:table-cell table:formula="of:=HEX2BIN(MID([.$D38];[.J$2];1);4)" office:value-type="string" office:string-value="0111" calcext:value-type="string">
            <text:p>0111</text:p>
          </table:table-cell>
          <table:table-cell/>
          <table:table-cell table:formula="of:=MID([.$D38];2;4)" office:value-type="string" office:string-value="8FCE" calcext:value-type="string">
            <text:p>8FCE</text:p>
          </table:table-cell>
        </table:table-row>
        <table:table-row table:style-name="ro1">
          <table:table-cell table:number-columns-repeated="2"/>
          <table:table-cell office:value-type="float" office:value="7483399" calcext:value-type="float">
            <text:p>7483399</text:p>
          </table:table-cell>
          <table:table-cell table:formula="of:=DEC2HEX([.C39])" office:value-type="string" office:string-value="723007" calcext:value-type="string">
            <text:p>723007</text:p>
          </table:table-cell>
          <table:table-cell table:formula="of:=HEX2BIN(MID([.$D39];[.E$2];1);4)" office:value-type="string" office:string-value="0111" calcext:value-type="string">
            <text:p>0111</text:p>
          </table:table-cell>
          <table:table-cell table:formula="of:=HEX2BIN(MID([.$D39];[.F$2];1);4)" office:value-type="string" office:string-value="0010" calcext:value-type="string">
            <text:p>0010</text:p>
          </table:table-cell>
          <table:table-cell table:formula="of:=HEX2BIN(MID([.$D39];[.G$2];1);4)" office:value-type="string" office:string-value="0011" calcext:value-type="string">
            <text:p>0011</text:p>
          </table:table-cell>
          <table:table-cell table:formula="of:=HEX2BIN(MID([.$D39];[.H$2];1);4)" office:value-type="string" office:string-value="0000" calcext:value-type="string">
            <text:p>0000</text:p>
          </table:table-cell>
          <table:table-cell table:formula="of:=HEX2BIN(MID([.$D39];[.I$2];1);4)" office:value-type="string" office:string-value="0000" calcext:value-type="string">
            <text:p>0000</text:p>
          </table:table-cell>
          <table:table-cell table:formula="of:=HEX2BIN(MID([.$D39];[.J$2];1);4)" office:value-type="string" office:string-value="0111" calcext:value-type="string">
            <text:p>0111</text:p>
          </table:table-cell>
          <table:table-cell/>
          <table:table-cell table:formula="of:=MID([.$D39];2;4)" office:value-type="string" office:string-value="2300" calcext:value-type="string">
            <text:p>2300</text:p>
          </table:table-cell>
        </table:table-row>
        <table:table-row table:style-name="ro1">
          <table:table-cell table:number-columns-repeated="2"/>
          <table:table-cell office:value-type="float" office:value="7989303" calcext:value-type="float">
            <text:p>7989303</text:p>
          </table:table-cell>
          <table:table-cell table:formula="of:=DEC2HEX([.C40])" office:value-type="string" office:string-value="79E837" calcext:value-type="string">
            <text:p>79E837</text:p>
          </table:table-cell>
          <table:table-cell table:formula="of:=HEX2BIN(MID([.$D40];[.E$2];1);4)" office:value-type="string" office:string-value="0111" calcext:value-type="string">
            <text:p>0111</text:p>
          </table:table-cell>
          <table:table-cell table:formula="of:=HEX2BIN(MID([.$D40];[.F$2];1);4)" office:value-type="string" office:string-value="1001" calcext:value-type="string">
            <text:p>1001</text:p>
          </table:table-cell>
          <table:table-cell table:formula="of:=HEX2BIN(MID([.$D40];[.G$2];1);4)" office:value-type="string" office:string-value="1110" calcext:value-type="string">
            <text:p>1110</text:p>
          </table:table-cell>
          <table:table-cell table:formula="of:=HEX2BIN(MID([.$D40];[.H$2];1);4)" office:value-type="string" office:string-value="1000" calcext:value-type="string">
            <text:p>1000</text:p>
          </table:table-cell>
          <table:table-cell table:formula="of:=HEX2BIN(MID([.$D40];[.I$2];1);4)" office:value-type="string" office:string-value="0011" calcext:value-type="string">
            <text:p>0011</text:p>
          </table:table-cell>
          <table:table-cell table:formula="of:=HEX2BIN(MID([.$D40];[.J$2];1);4)" office:value-type="string" office:string-value="0111" calcext:value-type="string">
            <text:p>0111</text:p>
          </table:table-cell>
          <table:table-cell/>
          <table:table-cell table:formula="of:=MID([.$D40];2;4)" office:value-type="string" office:string-value="9E83" calcext:value-type="string">
            <text:p>9E83</text:p>
          </table:table-cell>
        </table:table-row>
        <table:table-row table:style-name="ro1">
          <table:table-cell table:number-columns-repeated="2"/>
          <table:table-cell office:value-type="float" office:value="8049399" calcext:value-type="float">
            <text:p>8049399</text:p>
          </table:table-cell>
          <table:table-cell table:formula="of:=DEC2HEX([.C41])" office:value-type="string" office:string-value="7AD2F7" calcext:value-type="string">
            <text:p>7AD2F7</text:p>
          </table:table-cell>
          <table:table-cell table:formula="of:=HEX2BIN(MID([.$D41];[.E$2];1);4)" office:value-type="string" office:string-value="0111" calcext:value-type="string">
            <text:p>0111</text:p>
          </table:table-cell>
          <table:table-cell table:formula="of:=HEX2BIN(MID([.$D41];[.F$2];1);4)" office:value-type="string" office:string-value="1010" calcext:value-type="string">
            <text:p>1010</text:p>
          </table:table-cell>
          <table:table-cell table:formula="of:=HEX2BIN(MID([.$D41];[.G$2];1);4)" office:value-type="string" office:string-value="1101" calcext:value-type="string">
            <text:p>1101</text:p>
          </table:table-cell>
          <table:table-cell table:formula="of:=HEX2BIN(MID([.$D41];[.H$2];1);4)" office:value-type="string" office:string-value="0010" calcext:value-type="string">
            <text:p>0010</text:p>
          </table:table-cell>
          <table:table-cell table:formula="of:=HEX2BIN(MID([.$D41];[.I$2];1);4)" office:value-type="string" office:string-value="1111" calcext:value-type="string">
            <text:p>1111</text:p>
          </table:table-cell>
          <table:table-cell table:formula="of:=HEX2BIN(MID([.$D41];[.J$2];1);4)" office:value-type="string" office:string-value="0111" calcext:value-type="string">
            <text:p>0111</text:p>
          </table:table-cell>
          <table:table-cell/>
          <table:table-cell table:formula="of:=MID([.$D41];2;4)" office:value-type="string" office:string-value="AD2F" calcext:value-type="string">
            <text:p>AD2F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aster On</text:p>
          </table:table-cell>
          <table:table-cell office:value-type="float" office:value="7428386" calcext:value-type="float">
            <text:p>7428386</text:p>
          </table:table-cell>
          <table:table-cell table:formula="of:=DEC2HEX([.C43])" office:value-type="string" office:string-value="715922" calcext:value-type="string">
            <text:p>715922</text:p>
          </table:table-cell>
          <table:table-cell table:formula="of:=HEX2BIN(MID([.$D43];[.E$2];1);4)" office:value-type="string" office:string-value="0111" calcext:value-type="string">
            <text:p>0111</text:p>
          </table:table-cell>
          <table:table-cell table:formula="of:=HEX2BIN(MID([.$D43];[.F$2];1);4)" office:value-type="string" office:string-value="0001" calcext:value-type="string">
            <text:p>0001</text:p>
          </table:table-cell>
          <table:table-cell table:formula="of:=HEX2BIN(MID([.$D43];[.G$2];1);4)" office:value-type="string" office:string-value="0101" calcext:value-type="string">
            <text:p>0101</text:p>
          </table:table-cell>
          <table:table-cell table:formula="of:=HEX2BIN(MID([.$D43];[.H$2];1);4)" office:value-type="string" office:string-value="1001" calcext:value-type="string">
            <text:p>1001</text:p>
          </table:table-cell>
          <table:table-cell table:formula="of:=HEX2BIN(MID([.$D43];[.I$2];1);4)" office:value-type="string" office:string-value="0010" calcext:value-type="string">
            <text:p>0010</text:p>
          </table:table-cell>
          <table:table-cell table:formula="of:=HEX2BIN(MID([.$D43];[.J$2];1);4)" office:value-type="string" office:string-value="0010" calcext:value-type="string">
            <text:p>0010</text:p>
          </table:table-cell>
          <table:table-cell/>
          <table:table-cell table:formula="of:=MID([.$D43];2;4)" office:value-type="string" office:string-value="1592" calcext:value-type="string">
            <text:p>1592</text:p>
          </table:table-cell>
        </table:table-row>
        <table:table-row table:style-name="ro1">
          <table:table-cell table:number-columns-repeated="2"/>
          <table:table-cell office:value-type="float" office:value="7831426" calcext:value-type="float">
            <text:p>7831426</text:p>
          </table:table-cell>
          <table:table-cell table:formula="of:=DEC2HEX([.C44])" office:value-type="string" office:string-value="777F82" calcext:value-type="string">
            <text:p>777F82</text:p>
          </table:table-cell>
          <table:table-cell table:formula="of:=HEX2BIN(MID([.$D44];[.E$2];1);4)" office:value-type="string" office:string-value="0111" calcext:value-type="string">
            <text:p>0111</text:p>
          </table:table-cell>
          <table:table-cell table:formula="of:=HEX2BIN(MID([.$D44];[.F$2];1);4)" office:value-type="string" office:string-value="0111" calcext:value-type="string">
            <text:p>0111</text:p>
          </table:table-cell>
          <table:table-cell table:formula="of:=HEX2BIN(MID([.$D44];[.G$2];1);4)" office:value-type="string" office:string-value="0111" calcext:value-type="string">
            <text:p>0111</text:p>
          </table:table-cell>
          <table:table-cell table:formula="of:=HEX2BIN(MID([.$D44];[.H$2];1);4)" office:value-type="string" office:string-value="1111" calcext:value-type="string">
            <text:p>1111</text:p>
          </table:table-cell>
          <table:table-cell table:formula="of:=HEX2BIN(MID([.$D44];[.I$2];1);4)" office:value-type="string" office:string-value="1000" calcext:value-type="string">
            <text:p>1000</text:p>
          </table:table-cell>
          <table:table-cell table:formula="of:=HEX2BIN(MID([.$D44];[.J$2];1);4)" office:value-type="string" office:string-value="0010" calcext:value-type="string">
            <text:p>0010</text:p>
          </table:table-cell>
          <table:table-cell/>
          <table:table-cell table:formula="of:=MID([.$D44];2;4)" office:value-type="string" office:string-value="77F8" calcext:value-type="string">
            <text:p>77F8</text:p>
          </table:table-cell>
        </table:table-row>
        <table:table-row table:style-name="ro1">
          <table:table-cell table:number-columns-repeated="2"/>
          <table:table-cell office:value-type="float" office:value="7571378" calcext:value-type="float">
            <text:p>7571378</text:p>
          </table:table-cell>
          <table:table-cell table:formula="of:=DEC2HEX([.C45])" office:value-type="string" office:string-value="7387B2" calcext:value-type="string">
            <text:p>7387B2</text:p>
          </table:table-cell>
          <table:table-cell table:formula="of:=HEX2BIN(MID([.$D45];[.E$2];1);4)" office:value-type="string" office:string-value="0111" calcext:value-type="string">
            <text:p>0111</text:p>
          </table:table-cell>
          <table:table-cell table:formula="of:=HEX2BIN(MID([.$D45];[.F$2];1);4)" office:value-type="string" office:string-value="0011" calcext:value-type="string">
            <text:p>0011</text:p>
          </table:table-cell>
          <table:table-cell table:formula="of:=HEX2BIN(MID([.$D45];[.G$2];1);4)" office:value-type="string" office:string-value="1000" calcext:value-type="string">
            <text:p>1000</text:p>
          </table:table-cell>
          <table:table-cell table:formula="of:=HEX2BIN(MID([.$D45];[.H$2];1);4)" office:value-type="string" office:string-value="0111" calcext:value-type="string">
            <text:p>0111</text:p>
          </table:table-cell>
          <table:table-cell table:formula="of:=HEX2BIN(MID([.$D45];[.I$2];1);4)" office:value-type="string" office:string-value="1011" calcext:value-type="string">
            <text:p>1011</text:p>
          </table:table-cell>
          <table:table-cell table:formula="of:=HEX2BIN(MID([.$D45];[.J$2];1);4)" office:value-type="string" office:string-value="0010" calcext:value-type="string">
            <text:p>0010</text:p>
          </table:table-cell>
          <table:table-cell/>
          <table:table-cell table:formula="of:=MID([.$D45];2;4)" office:value-type="string" office:string-value="387B" calcext:value-type="string">
            <text:p>387B</text:p>
          </table:table-cell>
        </table:table-row>
        <table:table-row table:style-name="ro1">
          <table:table-cell table:number-columns-repeated="2"/>
          <table:table-cell office:value-type="float" office:value="8137586" calcext:value-type="float">
            <text:p>8137586</text:p>
          </table:table-cell>
          <table:table-cell table:formula="of:=DEC2HEX([.C46])" office:value-type="string" office:string-value="7C2B72" calcext:value-type="string">
            <text:p>7C2B72</text:p>
          </table:table-cell>
          <table:table-cell table:formula="of:=HEX2BIN(MID([.$D46];[.E$2];1);4)" office:value-type="string" office:string-value="0111" calcext:value-type="string">
            <text:p>0111</text:p>
          </table:table-cell>
          <table:table-cell table:formula="of:=HEX2BIN(MID([.$D46];[.F$2];1);4)" office:value-type="string" office:string-value="1100" calcext:value-type="string">
            <text:p>1100</text:p>
          </table:table-cell>
          <table:table-cell table:formula="of:=HEX2BIN(MID([.$D46];[.G$2];1);4)" office:value-type="string" office:string-value="0010" calcext:value-type="string">
            <text:p>0010</text:p>
          </table:table-cell>
          <table:table-cell table:formula="of:=HEX2BIN(MID([.$D46];[.H$2];1);4)" office:value-type="string" office:string-value="1011" calcext:value-type="string">
            <text:p>1011</text:p>
          </table:table-cell>
          <table:table-cell table:formula="of:=HEX2BIN(MID([.$D46];[.I$2];1);4)" office:value-type="string" office:string-value="0111" calcext:value-type="string">
            <text:p>0111</text:p>
          </table:table-cell>
          <table:table-cell table:formula="of:=HEX2BIN(MID([.$D46];[.J$2];1);4)" office:value-type="string" office:string-value="0010" calcext:value-type="string">
            <text:p>0010</text:p>
          </table:table-cell>
          <table:table-cell/>
          <table:table-cell table:formula="of:=MID([.$D46];2;4)" office:value-type="string" office:string-value="C2B7" calcext:value-type="string">
            <text:p>C2B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aster Off</text:p>
          </table:table-cell>
          <table:table-cell office:value-type="float" office:value="7771730" calcext:value-type="float">
            <text:p>7771730</text:p>
          </table:table-cell>
          <table:table-cell table:formula="of:=DEC2HEX([.C48])" office:value-type="string" office:string-value="769652" calcext:value-type="string">
            <text:p>769652</text:p>
          </table:table-cell>
          <table:table-cell table:formula="of:=HEX2BIN(MID([.$D48];[.E$2];1);4)" office:value-type="string" office:string-value="0111" calcext:value-type="string">
            <text:p>0111</text:p>
          </table:table-cell>
          <table:table-cell table:formula="of:=HEX2BIN(MID([.$D48];[.F$2];1);4)" office:value-type="string" office:string-value="0110" calcext:value-type="string">
            <text:p>0110</text:p>
          </table:table-cell>
          <table:table-cell table:formula="of:=HEX2BIN(MID([.$D48];[.G$2];1);4)" office:value-type="string" office:string-value="1001" calcext:value-type="string">
            <text:p>1001</text:p>
          </table:table-cell>
          <table:table-cell table:formula="of:=HEX2BIN(MID([.$D48];[.H$2];1);4)" office:value-type="string" office:string-value="0110" calcext:value-type="string">
            <text:p>0110</text:p>
          </table:table-cell>
          <table:table-cell table:formula="of:=HEX2BIN(MID([.$D48];[.I$2];1);4)" office:value-type="string" office:string-value="0101" calcext:value-type="string">
            <text:p>0101</text:p>
          </table:table-cell>
          <table:table-cell table:formula="of:=HEX2BIN(MID([.$D48];[.J$2];1);4)" office:value-type="string" office:string-value="0010" calcext:value-type="string">
            <text:p>0010</text:p>
          </table:table-cell>
          <table:table-cell/>
          <table:table-cell table:formula="of:=MID([.$D48];2;4)" office:value-type="string" office:string-value="6965" calcext:value-type="string">
            <text:p>6965</text:p>
          </table:table-cell>
        </table:table-row>
        <table:table-row table:style-name="ro1">
          <table:table-cell table:number-columns-repeated="2"/>
          <table:table-cell office:value-type="float" office:value="7391762" calcext:value-type="float">
            <text:p>7391762</text:p>
          </table:table-cell>
          <table:table-cell table:formula="of:=DEC2HEX([.C49])" office:value-type="string" office:string-value="70CA12" calcext:value-type="string">
            <text:p>70CA12</text:p>
          </table:table-cell>
          <table:table-cell table:formula="of:=HEX2BIN(MID([.$D49];[.E$2];1);4)" office:value-type="string" office:string-value="0111" calcext:value-type="string">
            <text:p>0111</text:p>
          </table:table-cell>
          <table:table-cell table:formula="of:=HEX2BIN(MID([.$D49];[.F$2];1);4)" office:value-type="string" office:string-value="0000" calcext:value-type="string">
            <text:p>0000</text:p>
          </table:table-cell>
          <table:table-cell table:formula="of:=HEX2BIN(MID([.$D49];[.G$2];1);4)" office:value-type="string" office:string-value="1100" calcext:value-type="string">
            <text:p>1100</text:p>
          </table:table-cell>
          <table:table-cell table:formula="of:=HEX2BIN(MID([.$D49];[.H$2];1);4)" office:value-type="string" office:string-value="1010" calcext:value-type="string">
            <text:p>1010</text:p>
          </table:table-cell>
          <table:table-cell table:formula="of:=HEX2BIN(MID([.$D49];[.I$2];1);4)" office:value-type="string" office:string-value="0001" calcext:value-type="string">
            <text:p>0001</text:p>
          </table:table-cell>
          <table:table-cell table:formula="of:=HEX2BIN(MID([.$D49];[.J$2];1);4)" office:value-type="string" office:string-value="0010" calcext:value-type="string">
            <text:p>0010</text:p>
          </table:table-cell>
          <table:table-cell/>
          <table:table-cell table:formula="of:=MID([.$D49];2;4)" office:value-type="string" office:string-value="0CA1" calcext:value-type="string">
            <text:p>0CA1</text:p>
          </table:table-cell>
        </table:table-row>
        <table:table-row table:style-name="ro1">
          <table:table-cell table:number-columns-repeated="2"/>
          <table:table-cell office:value-type="float" office:value="7675234" calcext:value-type="float">
            <text:p>7675234</text:p>
          </table:table-cell>
          <table:table-cell table:formula="of:=DEC2HEX([.C50])" office:value-type="string" office:string-value="751D62" calcext:value-type="string">
            <text:p>751D62</text:p>
          </table:table-cell>
          <table:table-cell table:formula="of:=HEX2BIN(MID([.$D50];[.E$2];1);4)" office:value-type="string" office:string-value="0111" calcext:value-type="string">
            <text:p>0111</text:p>
          </table:table-cell>
          <table:table-cell table:formula="of:=HEX2BIN(MID([.$D50];[.F$2];1);4)" office:value-type="string" office:string-value="0101" calcext:value-type="string">
            <text:p>0101</text:p>
          </table:table-cell>
          <table:table-cell table:formula="of:=HEX2BIN(MID([.$D50];[.G$2];1);4)" office:value-type="string" office:string-value="0001" calcext:value-type="string">
            <text:p>0001</text:p>
          </table:table-cell>
          <table:table-cell table:formula="of:=HEX2BIN(MID([.$D50];[.H$2];1);4)" office:value-type="string" office:string-value="1101" calcext:value-type="string">
            <text:p>1101</text:p>
          </table:table-cell>
          <table:table-cell table:formula="of:=HEX2BIN(MID([.$D50];[.I$2];1);4)" office:value-type="string" office:string-value="0110" calcext:value-type="string">
            <text:p>0110</text:p>
          </table:table-cell>
          <table:table-cell table:formula="of:=HEX2BIN(MID([.$D50];[.J$2];1);4)" office:value-type="string" office:string-value="0010" calcext:value-type="string">
            <text:p>0010</text:p>
          </table:table-cell>
          <table:table-cell/>
          <table:table-cell table:formula="of:=MID([.$D50];2;4)" office:value-type="string" office:string-value="51D6" calcext:value-type="string">
            <text:p>51D6</text:p>
          </table:table-cell>
        </table:table-row>
        <table:table-row table:style-name="ro1">
          <table:table-cell table:number-columns-repeated="2"/>
          <table:table-cell office:value-type="float" office:value="8258722" calcext:value-type="float">
            <text:p>8258722</text:p>
          </table:table-cell>
          <table:table-cell table:formula="of:=DEC2HEX([.C51])" office:value-type="string" office:string-value="7E04A2" calcext:value-type="string">
            <text:p>7E04A2</text:p>
          </table:table-cell>
          <table:table-cell table:formula="of:=HEX2BIN(MID([.$D51];[.E$2];1);4)" office:value-type="string" office:string-value="0111" calcext:value-type="string">
            <text:p>0111</text:p>
          </table:table-cell>
          <table:table-cell table:formula="of:=HEX2BIN(MID([.$D51];[.F$2];1);4)" office:value-type="string" office:string-value="1110" calcext:value-type="string">
            <text:p>1110</text:p>
          </table:table-cell>
          <table:table-cell table:formula="of:=HEX2BIN(MID([.$D51];[.G$2];1);4)" office:value-type="string" office:string-value="0000" calcext:value-type="string">
            <text:p>0000</text:p>
          </table:table-cell>
          <table:table-cell table:formula="of:=HEX2BIN(MID([.$D51];[.H$2];1);4)" office:value-type="string" office:string-value="0100" calcext:value-type="string">
            <text:p>0100</text:p>
          </table:table-cell>
          <table:table-cell table:formula="of:=HEX2BIN(MID([.$D51];[.I$2];1);4)" office:value-type="string" office:string-value="1010" calcext:value-type="string">
            <text:p>1010</text:p>
          </table:table-cell>
          <table:table-cell table:formula="of:=HEX2BIN(MID([.$D51];[.J$2];1);4)" office:value-type="string" office:string-value="0010" calcext:value-type="string">
            <text:p>0010</text:p>
          </table:table-cell>
          <table:table-cell/>
          <table:table-cell table:formula="of:=MID([.$D51];2;4)" office:value-type="string" office:string-value="E04A" calcext:value-type="string">
            <text:p>E04A</text:p>
          </table:table-cell>
        </table:table-row>
      </table:table>
      <table:named-expressions/>
      <table:database-ranges>
        <table:database-range table:name="__Anonymous_Sheet_DB__0" table:target-range-address="sniffed.C18:sniffed.C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8T17:00:46.956228561</dc:date>
    <meta:editing-duration>PT1H19M18S</meta:editing-duration>
    <meta:editing-cycles>2</meta:editing-cycles>
    <meta:generator>LibreOffice/7.4.7.2$Linux_X86_64 LibreOffice_project/40$Build-2</meta:generator>
    <meta:document-statistic meta:table-count="1" meta:cell-count="378" meta:object-count="0"/>
  </office:meta>
</office:document-meta>
</file>